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Proxima Nova Alt Bl" svg:font-family="'Proxima Nova Alt Bl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170ac6" officeooo:paragraph-rsid="00170ac6"/>
    </style:style>
    <style:style style:name="P2" style:family="paragraph" style:parent-style-name="Standard">
      <style:text-properties fo:language="el" fo:country="GR" fo:font-weight="bold" officeooo:rsid="00170ac6" officeooo:paragraph-rsid="00170ac6" style:font-weight-asian="bold" style:font-weight-complex="bold"/>
    </style:style>
    <style:style style:name="P3" style:family="paragraph" style:parent-style-name="Standard">
      <style:text-properties fo:language="el" fo:country="GR" fo:font-weight="bold" officeooo:rsid="0017c43f" officeooo:paragraph-rsid="00170ac6" style:font-weight-asian="bold" style:font-weight-complex="bold"/>
    </style:style>
    <style:style style:name="P4" style:family="paragraph" style:parent-style-name="Standard">
      <style:text-properties fo:language="el" fo:country="GR" officeooo:rsid="0017c43f" officeooo:paragraph-rsid="0017c43f"/>
    </style:style>
    <style:style style:name="P5" style:family="paragraph" style:parent-style-name="Standard">
      <style:text-properties fo:language="el" fo:country="GR" fo:font-style="italic" officeooo:rsid="0017c43f" officeooo:paragraph-rsid="00170ac6" style:font-style-asian="italic" style:font-style-complex="italic"/>
    </style:style>
    <style:style style:name="P6" style:family="paragraph" style:parent-style-name="Standard">
      <style:text-properties fo:language="el" fo:country="GR" fo:font-style="italic" officeooo:rsid="00170ac6" officeooo:paragraph-rsid="00170ac6" style:font-style-asian="italic" style:font-style-complex="italic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7c43f"/>
    </style:style>
    <style:style style:name="T3" style:family="text">
      <style:text-properties officeooo:rsid="0017c4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Επιλογη υλικών</text:p>
      <text:p text:style-name="P1"/>
      <text:p text:style-name="P6">Ξύλο</text:p>
      <text:p text:style-name="P1">-<text:span text:style-name="T1">Plywood </text:span><text:span text:style-name="T2">βερνικωμένο</text:span> για <text:span text:style-name="T3">αδιάβροχη</text:span> προστασία </text:p>
      <text:p text:style-name="P1">-<text:span text:style-name="T1">mdf, </text:span><text:span text:style-name="T2">επίσης</text:span><text:span text:style-name="T3"> βερνικωμένο, Στα σημεία επαφής με τα μεταλλικά πόδια καθώς και για την κατασκευή του κουτιού ηλεκτρονικών</text:span></text:p>
      <text:p text:style-name="P1"/>
      <text:p text:style-name="P5">Βίδες</text:p>
      <text:p text:style-name="P1"><text:span text:style-name="T3">Μέσα</text:span> στα <text:span text:style-name="T3">σχέδια</text:span> δεν υπάρχουν πληροφορίες για τις βίδες</text:p>
      <text:p text:style-name="P1"><text:tab/>-Πάνω στο ξύλο χρησιμοποιούνται ξυλόβιδες [4,8 <text:span text:style-name="T1">mm</text:span>]</text:p>
      <text:p text:style-name="P1"/>
      <text:p text:style-name="P1"><text:tab/>-Για το βίδωμα της ταμπέλας <text:span text:style-name="T3">καθώς και των μεταλλικών στηριγμάτων μεταξύ τους</text:span> χρησιμοποι<text:span text:style-name="T3">είτε βίδα με παξιμάδι</text:span> .</text:p>
      <text:p text:style-name="P1"/>
      <text:p text:style-name="P1"/>
      <text:p text:style-name="P1"><text:span text:style-name="T3">*Σε αντίθεση με το σχέδιο προτείνεται ο υπολογισμός κενού χώρου </text:span><text:span text:style-name="T2">1cm </text:span><text:span text:style-name="T3">μεταξύ της ταμπέλας και του ξύλου</text:span></text:p>
      <text:p text:style-name="P1"><text:tab/></text:p>
      <text:p text:style-name="P2"/>
      <text:p text:style-name="P2"><text:span text:style-name="T3">Πληκτρολόγιο</text:span> Μεμβράνης </text:p>
      <text:p text:style-name="P1"/>
      <text:p text:style-name="P1">Για το <text:span text:style-name="T3">πρωτότυπο</text:span> <text:span text:style-name="T3">προτείνεται</text:span> πλαστικοποιημένο <text:span text:style-name="T3">χαρτόνι</text:span></text:p>
      <text:p text:style-name="P1"/>
      <text:p text:style-name="P3">Συντήρηση</text:p>
      <text:p text:style-name="P3"/>
      <text:p text:style-name="P4">Η επιλογή των υλικών έχει γίνει με βάση την εύκολη κι γρήγορη αντικατάσταση κατεστραμμένων μελών. Έτσι η κατασκευή δέν είναι ανθεκτική στο χρόνο, αλλά είναι εύκολα αναπαράξιμη και επισκευαζόμενη (σε περίπτωση φθοράς ενός μέρους).</text:p>
      <text:p text:style-name="P4">Πιο συγκεκριμένα η(υπολογισμένη διάρκεια ζωής <text:s/>της κατασκευής <text:s/>είναι 2 χρόνια αλλά εξαρτάτε απο τη χρήση του συστήματο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Proxima Nova Alt Bl" svg:font-family="'Proxima Nova Alt Bl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40S</meta:editing-duration>
    <meta:editing-cycles>3</meta:editing-cycles>
    <meta:generator>LibreOffice/4.4.3.2$Windows_x86 LibreOffice_project/88805f81e9fe61362df02b9941de8e38a9b5fd16</meta:generator>
    <dc:date>2015-10-28T19:55:39.736000000</dc:date>
    <meta:document-statistic meta:table-count="0" meta:image-count="0" meta:object-count="0" meta:page-count="1" meta:paragraph-count="15" meta:word-count="137" meta:character-count="937" meta:non-whitespace-character-count="807"/>
    <meta:user-defined meta:name="Info 1"/>
    <meta:user-defined meta:name="Info 2"/>
    <meta:user-defined meta:name="Info 3"/>
    <meta:user-defined meta:name="Info 4"/>
  </office:meta>
</office:document-meta>
</file>